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0" table:default-cell-style-name="ce1"/>
        <table:table-row table:style-name="ro1">
          <table:table-cell table:number-columns-repeated="90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90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90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90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90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41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44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39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7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2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48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1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38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51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49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0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36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1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38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33" office:value-type="boolean" office:boolean-value="true" calcext:value-type="boolean">
            <text:p>TRUE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0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36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3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19" office:value-type="boolean" office:boolean-value="true" calcext:value-type="boolean">
            <text:p>TRUE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34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30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6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0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5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33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9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8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8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8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31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7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11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5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1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30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7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3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14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9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6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1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3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19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34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6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1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18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6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9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8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0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17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8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7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9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16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5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6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0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7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7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5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8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43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5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0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15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1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7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7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6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9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59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0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16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0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9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3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8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8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0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17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8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4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6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1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18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6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3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5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2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19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3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7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3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0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8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2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0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1" office:value-type="boolean" office:boolean-value="true" calcext:value-type="boolean">
            <text:p>TRUE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1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2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0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0" office:value-type="boolean" office:boolean-value="true" calcext:value-type="boolean">
            <text:p>TRUE</text:p>
          </table:table-cell>
          <table:table-cell table:number-columns-repeated="5" office:value-type="boolean" office:boolean-value="false" calcext:value-type="boolean">
            <text:p>FALSE</text:p>
          </table:table-cell>
          <table:table-cell table:number-columns-repeated="20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2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0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2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0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1" office:value-type="boolean" office:boolean-value="true" calcext:value-type="boolean">
            <text:p>TRUE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1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2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0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1" office:value-type="boolean" office:boolean-value="true" calcext:value-type="boolean">
            <text:p>TRUE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1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2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0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1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8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3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0" office:value-type="boolean" office:boolean-value="true" calcext:value-type="boolean">
            <text:p>TRUE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6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16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2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18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6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3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5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1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6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3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4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13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8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9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17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9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9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6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8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9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39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7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8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16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1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6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3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6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9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38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0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1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8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16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1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10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4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9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7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9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0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8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17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3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13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5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9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9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18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7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9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6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7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8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6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0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19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5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6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7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2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6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6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6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5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9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7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5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5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5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6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30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8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3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4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7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5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31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30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9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5" office:value-type="boolean" office:boolean-value="true" calcext:value-type="boolean">
            <text:p>TRUE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32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31" office:value-type="boolean" office:boolean-value="true" calcext:value-type="boolean">
            <text:p>TRUE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15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34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32" office:value-type="boolean" office:boolean-value="true" calcext:value-type="boolean">
            <text:p>TRUE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3" office:value-type="boolean" office:boolean-value="true" calcext:value-type="boolean">
            <text:p>TRUE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33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31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boolean" office:boolean-value="true" calcext:value-type="boolean">
            <text:p>TRUE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11" office:value-type="boolean" office:boolean-value="true" calcext:value-type="boolean">
            <text:p>TRUE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4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3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30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4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32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30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7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0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7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2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9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17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9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1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9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9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7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0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30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8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10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0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7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13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4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9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7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9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6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3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8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6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4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8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19" office:value-type="boolean" office:boolean-value="true" calcext:value-type="boolean">
            <text:p>TRUE</text:p>
          </table:table-cell>
          <table:table-cell table:number-columns-repeated="50" office:value-type="boolean" office:boolean-value="false" calcext:value-type="boolean">
            <text:p>FALSE</text:p>
          </table:table-cell>
          <table:table-cell table:number-columns-repeated="21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19" office:value-type="boolean" office:boolean-value="true" calcext:value-type="boolean">
            <text:p>TRUE</text:p>
          </table:table-cell>
          <table:table-cell table:number-columns-repeated="50" office:value-type="boolean" office:boolean-value="false" calcext:value-type="boolean">
            <text:p>FALSE</text:p>
          </table:table-cell>
          <table:table-cell table:number-columns-repeated="21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90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90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90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90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90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90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90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90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90" office:value-type="boolean" office:boolean-value="true" calcext:value-type="boolean">
            <text:p>TRU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Noto Sans CJK SC DemiLigh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DemiLight" style:font-family-asian="'Noto Sans CJK SC DemiLight'" style:font-family-generic-asian="system" style:font-pitch-asian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7T19:46:51.865986359</meta:creation-date>
    <dc:date>2017-11-07T19:48:06.263938120</dc:date>
    <meta:editing-duration>PT1M14S</meta:editing-duration>
    <meta:editing-cycles>1</meta:editing-cycles>
    <meta:document-statistic meta:table-count="1" meta:cell-count="6840" meta:object-count="0"/>
    <meta:generator>LibreOffice/5.4.0.3$Linux_X86_64 LibreOffice_project/40m0$Build-3</meta:generator>
  </office:meta>
</office:document-meta>
</file>